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Condensed" svg:font-family="'DejaVu Sans Condensed'"/>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office:font-face-decls>
  <office:automatic-styles>
    <style:style style:name="Table2" style:family="table">
      <style:table-properties style:width="17.013cm" fo:margin-left="0cm" table:align="left"/>
    </style:style>
    <style:style style:name="Table2.A" style:family="table-column">
      <style:table-column-properties style:column-width="2.408cm"/>
    </style:style>
    <style:style style:name="Table2.B" style:family="table-column">
      <style:table-column-properties style:column-width="2.99cm"/>
    </style:style>
    <style:style style:name="Table2.C" style:family="table-column">
      <style:table-column-properties style:column-width="11.61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2.99cm"/>
    </style:style>
    <style:style style:name="Table1.C" style:family="table-column">
      <style:table-column-properties style:column-width="11.61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DejaVu Sans Condensed" officeooo:rsid="000b9e4a" officeooo:paragraph-rsid="000b9e4a" style:font-name-complex="DejaVu Sans Condensed"/>
    </style:style>
    <style:style style:name="P2" style:family="paragraph" style:parent-style-name="Table_20_Contents">
      <style:text-properties style:font-name="DejaVu Sans Condensed" officeooo:rsid="000c24e8" officeooo:paragraph-rsid="000c24e8" style:font-name-complex="DejaVu Sans Condensed"/>
    </style:style>
    <style:style style:name="P3" style:family="paragraph" style:parent-style-name="Text_20_body">
      <style:text-properties style:font-name="DejaVu Sans Condensed" style:font-name-complex="DejaVu Sans Condensed"/>
    </style:style>
    <style:style style:name="P4" style:family="paragraph" style:parent-style-name="Text_20_body">
      <style:paragraph-properties fo:text-align="center" style:justify-single-word="false"/>
      <style:text-properties style:font-name="DejaVu Sans Condensed" style:font-name-complex="DejaVu Sans Condensed"/>
    </style:style>
    <style:style style:name="P5" style:family="paragraph" style:parent-style-name="Title">
      <style:text-properties style:font-name="DejaVu Sans Condensed" style:font-name-complex="DejaVu Sans Condensed"/>
    </style:style>
    <style:style style:name="P6" style:family="paragraph" style:parent-style-name="Table_20_Contents">
      <style:text-properties style:font-name="DejaVu Sans Condensed" officeooo:rsid="001573dc" officeooo:paragraph-rsid="001573dc" style:font-name-complex="DejaVu Sans Condensed"/>
    </style:style>
    <style:style style:name="P7" style:family="paragraph" style:parent-style-name="Table_20_Contents">
      <style:text-properties style:font-name="DejaVu Sans Condensed" officeooo:rsid="00175545" officeooo:paragraph-rsid="00175545" style:font-name-complex="DejaVu Sans Condensed"/>
    </style:style>
    <style:style style:name="P8" style:family="paragraph" style:parent-style-name="Table_20_Contents">
      <style:text-properties style:font-name="DejaVu Sans Condensed" officeooo:rsid="00191f47" officeooo:paragraph-rsid="00191f47" style:font-name-complex="DejaVu Sans Condensed"/>
    </style:style>
    <style:style style:name="P9" style:family="paragraph" style:parent-style-name="Text_20_body">
      <style:text-properties style:font-name="DejaVu Sans Condensed" officeooo:rsid="000f6434" officeooo:paragraph-rsid="000f6434" style:font-name-complex="DejaVu Sans Condensed"/>
    </style:style>
    <style:style style:name="P10" style:family="paragraph" style:parent-style-name="Text_20_body">
      <style:text-properties style:font-name="DejaVu Sans Condensed" officeooo:rsid="00124197" style:font-name-complex="DejaVu Sans Condensed"/>
    </style:style>
    <style:style style:name="P11" style:family="paragraph" style:parent-style-name="Table_20_Contents">
      <style:text-properties style:font-name="DejaVu Sans Condensed" fo:font-weight="bold" officeooo:rsid="000b9e4a" officeooo:paragraph-rsid="000b9e4a" style:font-weight-asian="bold" style:font-name-complex="DejaVu Sans Condensed" style:font-weight-complex="bold"/>
    </style:style>
    <style:style style:name="P12" style:family="paragraph" style:parent-style-name="Table_20_Contents">
      <style:text-properties style:font-name="DejaVu Sans Condensed" fo:font-weight="bold" officeooo:rsid="000eb02e" officeooo:paragraph-rsid="000eb02e" style:font-weight-asian="bold" style:font-name-complex="DejaVu Sans Condensed" style:font-weight-complex="bold"/>
    </style:style>
    <style:style style:name="P13" style:family="paragraph" style:parent-style-name="Table_20_Contents">
      <style:text-properties fo:font-weight="bold" officeooo:rsid="00124197" officeooo:paragraph-rsid="00124197" style:font-weight-asian="bold" style:font-weight-complex="bold"/>
    </style:style>
    <style:style style:name="P14" style:family="paragraph" style:parent-style-name="Preformatted_20_Text">
      <style:text-properties officeooo:rsid="001450cf" officeooo:paragraph-rsid="001450cf"/>
    </style:style>
    <style:style style:name="P15" style:family="paragraph" style:parent-style-name="Table_20_Contents">
      <style:text-properties officeooo:rsid="001450cf" officeooo:paragraph-rsid="001450cf"/>
    </style:style>
    <style:style style:name="P16" style:family="paragraph" style:parent-style-name="Preformatted_20_Text">
      <style:text-properties officeooo:rsid="001573dc" officeooo:paragraph-rsid="001573dc"/>
    </style:style>
    <style:style style:name="P17" style:family="paragraph" style:parent-style-name="Table_20_Contents">
      <style:text-properties officeooo:rsid="001573dc" officeooo:paragraph-rsid="001573dc"/>
    </style:style>
    <style:style style:name="P18" style:family="paragraph" style:parent-style-name="Preformatted_20_Text">
      <style:text-properties officeooo:rsid="00175545" officeooo:paragraph-rsid="00175545"/>
    </style:style>
    <style:style style:name="P19" style:family="paragraph" style:parent-style-name="Preformatted_20_Text">
      <style:text-properties officeooo:rsid="00191f47" officeooo:paragraph-rsid="00191f47"/>
    </style:style>
    <style:style style:name="P20" style:family="paragraph" style:parent-style-name="Table_20_Contents">
      <style:text-properties officeooo:rsid="00191f47" officeooo:paragraph-rsid="00191f47"/>
    </style:style>
    <style:style style:name="P21" style:family="paragraph" style:parent-style-name="Title" style:master-page-name="MasterPage2">
      <style:paragraph-properties style:page-number="auto"/>
      <style:text-properties style:font-name="DejaVu Sans Condensed" style:font-name-complex="DejaVu Sans Condensed"/>
    </style:style>
    <style:style style:name="P22" style:family="paragraph" style:parent-style-name="Heading_20_1">
      <style:paragraph-properties fo:margin-left="0cm" fo:margin-right="0cm" fo:text-indent="0cm" style:auto-text-indent="false" fo:break-before="page"/>
      <style:text-properties style:font-name="DejaVu Sans Condensed" fo:font-size="18pt" fo:font-weight="bold" style:font-name-complex="DejaVu Sans Condensed"/>
    </style:style>
    <style:style style:name="P23" style:family="paragraph" style:parent-style-name="Heading_20_1" style:list-style-name="L1">
      <style:paragraph-properties fo:margin-left="0cm" fo:margin-right="0cm" fo:text-indent="0cm" style:auto-text-indent="false"/>
      <style:text-properties style:font-name="DejaVu Sans Condensed" style:font-name-complex="DejaVu Sans Condensed"/>
    </style:style>
    <style:style style:name="P24" style:family="paragraph" style:parent-style-name="Heading_20_1" style:list-style-name="L2">
      <style:paragraph-properties fo:margin-left="0cm" fo:margin-right="0cm" fo:text-indent="0cm" style:auto-text-indent="false"/>
      <style:text-properties style:font-name="DejaVu Sans Condensed" style:font-name-complex="DejaVu Sans Condensed"/>
    </style:style>
    <style:style style:name="P25" style:family="paragraph" style:parent-style-name="Heading_20_1" style:list-style-name="L3">
      <style:paragraph-properties fo:margin-left="0cm" fo:margin-right="0cm" fo:text-indent="0cm" style:auto-text-indent="false"/>
      <style:text-properties officeooo:rsid="000f6434" officeooo:paragraph-rsid="000f6434"/>
    </style:style>
    <style:style style:name="P26" style:family="paragraph" style:parent-style-name="Heading_20_2">
      <style:text-properties officeooo:rsid="001fe5d9" officeooo:paragraph-rsid="001fe5d9"/>
    </style:style>
    <style:style style:name="P27" style:family="paragraph" style:parent-style-name="Preformatted_20_Text">
      <style:text-properties officeooo:rsid="001ee4e7" officeooo:paragraph-rsid="001ee4e7"/>
    </style:style>
    <style:style style:name="P28" style:family="paragraph" style:parent-style-name="Table_20_Contents">
      <style:text-properties style:font-name="DejaVu Sans Condensed" officeooo:rsid="001e3f80" officeooo:paragraph-rsid="001e3f80" style:font-name-complex="DejaVu Sans Condensed"/>
    </style:style>
    <style:style style:name="P29" style:family="paragraph" style:parent-style-name="Table_20_Contents">
      <style:text-properties style:font-name="DejaVu Sans Condensed" officeooo:rsid="001ee4e7" officeooo:paragraph-rsid="001ee4e7" style:font-name-complex="DejaVu Sans Condensed"/>
    </style:style>
    <style:style style:name="P30" style:family="paragraph" style:parent-style-name="Text_20_body" style:list-style-name="WWNum1">
      <style:text-properties style:font-name="DejaVu Sans Condensed" style:font-name-complex="DejaVu Sans Condensed"/>
    </style:style>
    <style:style style:name="P31" style:family="paragraph" style:parent-style-name="Text_20_body">
      <style:text-properties officeooo:rsid="001fe5d9" officeooo:paragraph-rsid="001fe5d9"/>
    </style:style>
    <style:style style:name="T1" style:family="text">
      <style:text-properties style:font-name="DejaVu Sans Condensed" style:font-name-complex="DejaVu Sans Condensed"/>
    </style:style>
    <style:style style:name="T2" style:family="text">
      <style:text-properties style:font-name="DejaVu Sans Condensed" officeooo:rsid="000d79da" style:font-name-complex="DejaVu Sans Condensed"/>
    </style:style>
    <style:style style:name="T3" style:family="text">
      <style:text-properties style:font-name="DejaVu Sans Condensed" officeooo:rsid="00124197" style:font-name-complex="DejaVu Sans Condensed"/>
    </style:style>
    <style:style style:name="T4" style:family="text">
      <style:text-properties style:font-name="DejaVu Sans Condensed" fo:font-style="italic" style:font-name-complex="DejaVu Sans Condensed"/>
    </style:style>
    <style:style style:name="T5" style:family="text">
      <style:text-properties style:font-name="DejaVu Sans Condensed" fo:font-style="normal" style:font-name-complex="DejaVu Sans Condensed"/>
    </style:style>
    <style:style style:name="T6" style:family="text">
      <style:text-properties style:font-name="DejaVu Sans Condensed" fo:language="en" fo:country="GB" fo:font-style="normal" style:font-name-complex="DejaVu Sans Condensed"/>
    </style:style>
    <style:style style:name="T7" style:family="text">
      <style:text-properties officeooo:rsid="000b9e4a"/>
    </style:style>
    <style:style style:name="T8" style:family="text">
      <style:text-properties officeooo:rsid="000d79da"/>
    </style:style>
    <style:style style:name="T9" style:family="text">
      <style:text-properties officeooo:rsid="000d967e"/>
    </style:style>
    <style:style style:name="T10" style:family="text">
      <style:text-properties officeooo:rsid="000f6434"/>
    </style:style>
    <style:style style:name="T11" style:family="text">
      <style:text-properties officeooo:rsid="0010c68c"/>
    </style:style>
    <style:style style:name="T12" style:family="text">
      <style:text-properties officeooo:rsid="00111d2a"/>
    </style:style>
    <style:style style:name="T13" style:family="text">
      <style:text-properties officeooo:rsid="0013c7ae"/>
    </style:style>
    <style:style style:name="T14" style:family="text">
      <style:text-properties officeooo:rsid="001450cf"/>
    </style:style>
    <style:style style:name="T15" style:family="text">
      <style:text-properties officeooo:rsid="001573dc"/>
    </style:style>
    <style:style style:name="T16" style:family="text">
      <style:text-properties officeooo:rsid="00175545"/>
    </style:style>
    <style:style style:name="T17" style:family="text">
      <style:text-properties officeooo:rsid="001ca5d5"/>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5">NEA Project Design</text:p>
      <text:p text:style-name="P3"/>
      <text:p text:style-name="P4">Jacob Halleron</text:p>
      <text:p text:style-name="P4">The Sandon School</text:p>
      <text:h text:style-name="P22" text:outline-level="4">Summary</text:h>
      <text:p text:style-name="P3">As stated in the analysis document, the project will be a dynamic website with a client-server model. On the server, there’ll be a NodeJS app running the Express framework which will allow it to handle HTTP requests asynchronously. On instance of a request, the server will process it, and construct a webpage containing the relevant content. The client side is a traditional setup written in HTML, CSS and Java<text:span text:style-name="T14">S</text:span>cript. In essence, the browser will render a document with a diagram and the JS runtime will simultaneously continuously edit parts of the page if the correct buttons are selected.</text:p>
      <text:p text:style-name="P3">In the “Proposed Solution” section of the analysis document, I’ve split the development of the project into six stages and <text:span text:style-name="T11">loosely </text:span>modelled this document around them. <text:span text:style-name="T11">Some sections are much more complex and longer to plan than others, so they will have more documentation.</text:span></text:p>
      <text:list xml:id="list2791566175" text:style-name="L1">
        <text:list-header>
          <text:p text:style-name="P23">Server</text:p>
        </text:list-header>
      </text:list>
      <text:p text:style-name="P3">The Express framework is a lightweight extension to the vanilla NodeJS HTTP module, and it doesn’t add much other than make the server app <text:span text:style-name="T12">source code slightly simpler</text:span>. I was originally going to use the Apache web server with some basic templating coded in PHP, but my knowledge in PHP is limited at best. I know JS much better. It would be faster and more applicable to real life, though; most web servers have this setup along with MySQL or something.</text:p>
      <text:p text:style-name="P3">The server, along with the client, is written in Java<text:span text:style-name="T13">S</text:span>cript, and one can define “routes” (responses triggered by requests to certain paths) in the core <text:span text:style-name="T14">`</text:span>app.js<text:span text:style-name="T14">`</text:span> file. The program is completely event-driven, so one need only define some functions, applicable to certain defined types of request, whose inputs and outputs are request and response objects (from the built-in classes). </text:p>
      <text:list xml:id="list2947298426" text:style-name="L2">
        <text:list-header>
          <text:p text:style-name="P24">Web Design</text:p>
        </text:list-header>
      </text:list>
      <text:p text:style-name="P3">I’ll make the site look simple and high contrast. We’ll have a separate light and dark mode using the CSS prefers-color-sceme variable.</text:p>
      <text:p text:style-name="P3">[write more after you do css]</text:p>
      <text:p text:style-name="P3">There will be a few pages to design:</text:p>
      <text:list xml:id="list853231222" text:style-name="WWNum1">
        <text:list-item>
          <text:p text:style-name="P30">About (homepage)</text:p>
        </text:list-item>
        <text:list-item>
          <text:p text:style-name="P30">Menu</text:p>
        </text:list-item>
        <text:list-item>
          <text:p text:style-name="P30">Single animation page.</text:p>
        </text:list-item>
        <text:list-item>
          <text:p text:style-name="P30">Multiple animation page</text:p>
        </text:list-item>
        <text:list-item>
          <text:p text:style-name="P30">404 error page</text:p>
        </text:list-item>
      </text:list>
      <text:p text:style-name="P3">I’ll also have some HTML documents for the header and footer. These won’t be accessible pages but they’ll be inserted in every page.</text:p>
      <text:list xml:id="list172375017" text:style-name="L3">
        <text:list-header>
          <text:p text:style-name="P25">Client Side JS</text:p>
        </text:list-header>
      </text:list>
      <text:p text:style-name="P9">Most of the code in this project resides in the browser’s JavaScript runtime. </text:p>
      <text:p text:style-name="Text_20_body"><text:soft-page-break/><text:span text:style-name="T1">Fundamental to this project is a box which shows the data structure being focused on. It’ll be a completely resizeable canvas element and look different depending on the </text:span><text:span text:style-name="T2">type</text:span><text:span text:style-name="T1"> of object. The diagram inside it will be either a bar chart (for sort and search algorithms) or a graph. Every time the running algorithm changes some variable, the box will be updated. </text:span><text:span text:style-name="T3">Below are all the global variables I’m using in the script.</text:span></text:p>
      <table:table table:name="Table2" table:style-name="Table2">
        <table:table-column table:style-name="Table2.A"/>
        <table:table-column table:style-name="Table2.B"/>
        <table:table-column table:style-name="Table2.C"/>
        <table:table-row table:style-name="TableLine94176143679488">
          <table:table-cell table:style-name="Table2.A1" office:value-type="string">
            <text:p text:style-name="P13">Property</text:p>
          </table:table-cell>
          <table:table-cell table:style-name="Table2.A1" office:value-type="string">
            <text:p text:style-name="P13">Type</text:p>
          </table:table-cell>
          <table:table-cell table:style-name="Table2.C1" office:value-type="string">
            <text:p text:style-name="P13">Explanation</text:p>
          </table:table-cell>
        </table:table-row>
        <table:table-row table:style-name="TableLine94176143909216">
          <table:table-cell table:style-name="Table2.A2" office:value-type="string">
            <text:p text:style-name="P14">actx</text:p>
          </table:table-cell>
          <table:table-cell table:style-name="Table2.A2" office:value-type="string">
            <text:p text:style-name="P15">Audio context</text:p>
          </table:table-cell>
          <table:table-cell table:style-name="Table2.C2" office:value-type="string">
            <text:p text:style-name="P15">The “audio context”, or sound interface, I’ll use for any beeps and boops the program makes.</text:p>
          </table:table-cell>
        </table:table-row>
        <table:table-row table:style-name="TableLine94176144014704">
          <table:table-cell table:style-name="Table2.A2" office:value-type="string">
            <text:p text:style-name="P19">Tree</text:p>
          </table:table-cell>
          <table:table-cell table:style-name="Table2.A2" office:value-type="string">
            <text:p text:style-name="P20">Class</text:p>
          </table:table-cell>
          <table:table-cell table:style-name="Table2.C2" office:value-type="string">
            <text:p text:style-name="P20">Class for a tree or tree node. Trees have three properties: `value`, `children` (array of more trees), and the `traverse` method, which traverses the tree in either pre- or postorder.</text:p>
          </table:table-cell>
        </table:table-row>
        <table:table-row table:style-name="TableLine94176144062896">
          <table:table-cell table:style-name="Table2.A2" office:value-type="string">
            <text:p text:style-name="P19">GraphNode</text:p>
          </table:table-cell>
          <table:table-cell table:style-name="Table2.A2" office:value-type="string">
            <text:p text:style-name="P20">Class</text:p>
          </table:table-cell>
          <table:table-cell table:style-name="Table2.C2" office:value-type="string">
            <text:p text:style-name="P20">Class for a single node of a graph. It has four properties: `id` which is a number unique to all the other nodes in a graph, `to` which is an array of the IDs of the other nodes it connects to, and `x` and `y` which are its coordinates in the chart.</text:p>
          </table:table-cell>
        </table:table-row>
        <table:table-row table:style-name="TableLine94176144063760">
          <table:table-cell table:style-name="Table2.A2" office:value-type="string">
            <text:p text:style-name="Preformatted_20_Text">SortChart</text:p>
          </table:table-cell>
          <table:table-cell table:style-name="Table2.A2" office:value-type="string">
            <text:p text:style-name="P15">Class</text:p>
          </table:table-cell>
          <table:table-cell table:style-name="Table2.C2" office:value-type="string">
            <text:p text:style-name="P15">Class for a <text:span text:style-name="T15">numeric</text:span> <text:span text:style-name="T15">array</text:span> chart.</text:p>
          </table:table-cell>
        </table:table-row>
        <table:table-row table:style-name="TableLine94176144064576">
          <table:table-cell table:style-name="Table2.A2" office:value-type="string">
            <text:p text:style-name="Preformatted_20_Text">TreeChart</text:p>
          </table:table-cell>
          <table:table-cell table:style-name="Table2.A2" office:value-type="string">
            <text:p text:style-name="P17">Class</text:p>
          </table:table-cell>
          <table:table-cell table:style-name="Table2.C2" office:value-type="string">
            <text:p text:style-name="P17">Class for tree structure chart.</text:p>
          </table:table-cell>
        </table:table-row>
        <table:table-row table:style-name="TableLine94176144065616">
          <table:table-cell table:style-name="Table2.A2" office:value-type="string">
            <text:p text:style-name="Preformatted_20_Text">GraphChart</text:p>
          </table:table-cell>
          <table:table-cell table:style-name="Table2.A2" office:value-type="string">
            <text:p text:style-name="P17">Class</text:p>
          </table:table-cell>
          <table:table-cell table:style-name="Table2.C2" office:value-type="string">
            <text:p text:style-name="P17">Class for graph structure chart.</text:p>
          </table:table-cell>
        </table:table-row>
        <table:table-row table:style-name="TableLine94176144066592">
          <table:table-cell table:style-name="Table2.A2" office:value-type="string">
            <text:p text:style-name="P16">algos</text:p>
          </table:table-cell>
          <table:table-cell table:style-name="Table2.A2" office:value-type="string">
            <text:p text:style-name="P17">Object (implemented as a map)</text:p>
          </table:table-cell>
          <table:table-cell table:style-name="Table2.C2" office:value-type="string">
            <text:p text:style-name="P17">Stores all algorithms any chart might use. Each one is represented as an object with two methods, one which executes at the start (`init`), and <text:s/>one which executes every step after (`step`). <text:span text:style-name="T16">The reasoning for this unorthodox algorithm representation will be explained later.</text:span></text:p>
          </table:table-cell>
        </table:table-row>
      </table:table>
      <text:p text:style-name="P10"/>
      <text:p text:style-name="P3">This “visualiser” will <text:span text:style-name="T7">be represented as a new object, of the </text:span><text:span text:style-name="T10">`</text:span><text:span text:style-name="T7">Visualiser</text:span><text:span text:style-name="T10">`</text:span><text:span text:style-name="T7"> class. Because there may be multiple charts running, I could have multiple of these objects at a given time. Depending on the object it represents, there will be different </text:span><text:span text:style-name="T17">child class</text:span><text:span text:style-name="T7">. The properties of this </text:span><text:span text:style-name="T17">parent </text:span><text:span text:style-name="T7">class are shown below.</text:span></text:p>
      <table:table table:name="Table1" table:style-name="Table1">
        <table:table-column table:style-name="Table1.A"/>
        <table:table-column table:style-name="Table1.B"/>
        <table:table-column table:style-name="Table1.C"/>
        <table:table-row table:style-name="TableLine94176143997696">
          <table:table-cell table:style-name="Table1.A1" office:value-type="string">
            <text:p text:style-name="P12">Property</text:p>
          </table:table-cell>
          <table:table-cell table:style-name="Table1.A1" office:value-type="string">
            <text:p text:style-name="P11">Type</text:p>
          </table:table-cell>
          <table:table-cell table:style-name="Table1.C1" office:value-type="string">
            <text:p text:style-name="P11">Explanation</text:p>
          </table:table-cell>
        </table:table-row>
        <table:table-row table:style-name="TableLine94176144106576">
          <table:table-cell table:style-name="Table1.A2" office:value-type="string">
            <text:p text:style-name="Preformatted_20_Text">draw</text:p>
          </table:table-cell>
          <table:table-cell table:style-name="Table1.A2" office:value-type="string">
            <text:p text:style-name="P1"><text:span text:style-name="T14">F</text:span>unction</text:p>
          </table:table-cell>
          <table:table-cell table:style-name="Table1.C2" office:value-type="string">
            <text:p text:style-name="P1">The method to draw the object to the respective canvas. This will be executed <text:span text:style-name="T8">every frame</text:span> when running and will be different for different subclasses.</text:p>
          </table:table-cell>
        </table:table-row>
        <table:table-row table:style-name="TableLine94176144108064">
          <table:table-cell table:style-name="Table1.A2" office:value-type="string">
            <text:p text:style-name="P16">play</text:p>
          </table:table-cell>
          <table:table-cell table:style-name="Table1.A2" office:value-type="string">
            <text:p text:style-name="P6">Function</text:p>
          </table:table-cell>
          <table:table-cell table:style-name="Table1.C2" office:value-type="string">
            <text:p text:style-name="P6">Starts algorithm loop using <text:span text:style-name="T16">the built in </text:span>`setInterval<text:span text:style-name="T16">` function</text:span> and stores the loop ID in `running`.</text:p>
          </table:table-cell>
        </table:table-row>
        <table:table-row table:style-name="TableLine94176144108880">
          <table:table-cell table:style-name="Table1.A2" office:value-type="string">
            <text:p text:style-name="P16">pause</text:p>
          </table:table-cell>
          <table:table-cell table:style-name="Table1.A2" office:value-type="string">
            <text:p text:style-name="P6">Function</text:p>
          </table:table-cell>
          <table:table-cell table:style-name="Table1.C2" office:value-type="string">
            <text:p text:style-name="P6">Stops algorithm loop.</text:p>
          </table:table-cell>
        </table:table-row>
        <text:soft-page-break/>
        <table:table-row table:style-name="TableLine94176144109744">
          <table:table-cell table:style-name="Table1.A2" office:value-type="string">
            <text:p text:style-name="P16">setAlgo</text:p>
          </table:table-cell>
          <table:table-cell table:style-name="Table1.A2" office:value-type="string">
            <text:p text:style-name="P7">Function</text:p>
          </table:table-cell>
          <table:table-cell table:style-name="Table1.C2" office:value-type="string">
            <text:p text:style-name="P7">Changes the currently running function to the one with the given <text:s/>name in the global `algos`.</text:p>
          </table:table-cell>
        </table:table-row>
        <table:table-row table:style-name="TableLine94176144110560">
          <table:table-cell table:style-name="Table1.A2" office:value-type="string">
            <text:p text:style-name="P16">setSpeed</text:p>
          </table:table-cell>
          <table:table-cell table:style-name="Table1.A2" office:value-type="string">
            <text:p text:style-name="P7">Function</text:p>
          </table:table-cell>
          <table:table-cell table:style-name="Table1.C2" office:value-type="string">
            <text:p text:style-name="P7">Stops the running algorithm and restarts with the given interval.</text:p>
          </table:table-cell>
        </table:table-row>
        <table:table-row table:style-name="TableLine94176144111600">
          <table:table-cell table:style-name="Table1.A2" office:value-type="string">
            <text:p text:style-name="P16">reset</text:p>
          </table:table-cell>
          <table:table-cell table:style-name="Table1.A2" office:value-type="string">
            <text:p text:style-name="P7">Function</text:p>
          </table:table-cell>
          <table:table-cell table:style-name="Table1.C2" office:value-type="string">
            <text:p text:style-name="P7">Stops the running algorithm and randomises `value` using an appropriate algorithm depending on the subclass.</text:p>
          </table:table-cell>
        </table:table-row>
        <table:table-row table:style-name="TableLine94176144112416">
          <table:table-cell table:style-name="Table1.A2" office:value-type="string">
            <text:p text:style-name="Preformatted_20_Text">running</text:p>
          </table:table-cell>
          <table:table-cell table:style-name="Table1.A2" office:value-type="string">
            <text:p text:style-name="P2"><text:span text:style-name="T14">N</text:span>umber</text:p>
          </table:table-cell>
          <table:table-cell table:style-name="Table1.C2" office:value-type="string">
            <text:p text:style-name="P2">The ID of the function currently running on this chart. The <text:span text:style-name="T9">`</text:span>setInterval<text:span text:style-name="T9">`</text:span> function regularly executes a given function at a certain rate, and returns a unique number so <text:s/>that this process can be cancelled. </text:p>
          </table:table-cell>
        </table:table-row>
        <table:table-row table:style-name="TableLine94176144113232">
          <table:table-cell table:style-name="Table1.A2" office:value-type="string">
            <text:p text:style-name="P18">value</text:p>
          </table:table-cell>
          <table:table-cell table:style-name="Table1.A2" office:value-type="string">
            <text:p text:style-name="P7">Array or Tree</text:p>
          </table:table-cell>
          <table:table-cell table:style-name="Table1.C2" office:value-type="string">
            <text:p text:style-name="P8">The most important property, the object being represented in the chart. For a bar chart this is a numeric array, for a tree chart this is a tree structure and for a graph this is an array of graph nodes.</text:p>
          </table:table-cell>
        </table:table-row>
        <table:table-row table:style-name="TableLine94176144113232">
          <table:table-cell table:style-name="Table1.A2" office:value-type="string">
            <text:p text:style-name="P27">shownValue</text:p>
          </table:table-cell>
          <table:table-cell table:style-name="Table1.A2" office:value-type="string">
            <text:p text:style-name="P29">Array or Tree</text:p>
          </table:table-cell>
          <table:table-cell table:style-name="Table1.C2" office:value-type="string">
            <text:p text:style-name="P29">The value currently rendered in the actual chart; this may differ from `value` in the small time between the property access and drawing the frame. If `value` is too large this will not be used, for performance.</text:p>
          </table:table-cell>
        </table:table-row>
        <table:table-row table:style-name="TableLine94176144103712">
          <table:table-cell table:style-name="Table1.A2" office:value-type="string">
            <text:p text:style-name="Preformatted_20_Text">algo</text:p>
          </table:table-cell>
          <table:table-cell table:style-name="Table1.A2" office:value-type="string">
            <text:p text:style-name="P2"><text:span text:style-name="T14">S</text:span>tring</text:p>
          </table:table-cell>
          <table:table-cell table:style-name="Table1.C2" office:value-type="string">
            <text:p text:style-name="P2">Name of the current algorithm for this chart. This <text:span text:style-name="T15">is also </text:span><text:span text:style-name="T16">the</text:span><text:span text:style-name="T9"> </text:span><text:span text:style-name="T15">key to <text:s/>find the relevant function</text:span><text:span text:style-name="T9"> in the global `algos` </text:span><text:span text:style-name="T15">map</text:span><text:span text:style-name="T9">.</text:span></text:p>
          </table:table-cell>
        </table:table-row>
        <table:table-row table:style-name="TableLine94176144067616">
          <table:table-cell table:style-name="Table1.A2" office:value-type="string">
            <text:p text:style-name="P16">interval</text:p>
          </table:table-cell>
          <table:table-cell table:style-name="Table1.A2" office:value-type="string">
            <text:p text:style-name="P28">Number</text:p>
          </table:table-cell>
          <table:table-cell table:style-name="Table1.C2" office:value-type="string">
            <text:p text:style-name="P28">Interval in milliseconds to wait between cycles of the algorithm.</text:p>
          </table:table-cell>
        </table:table-row>
      </table:table>
      <text:p text:style-name="P3"/>
      <text:p text:style-name="Heading_20_2">Bar chart</text:p>
      <text:p text:style-name="P3">If an array of numbers is inputted, the function will draw a bar chart, with each item’s array index on the X-axis and its value on the Y-axis. There won’t be labels or axis lines though, they won’t be necessary to understand the process of the algorithm. Each bar will be coloured according to different factors, e.g. the currently scanned bar being red, recently moved ones being lighter than others, bars being green when sorted, etc. Underneath the bar chart may be one or more arrows to indicate certain variables related to the array in the running algorithm. <text:span text:style-name="T16">The client machine will produce beep and boop sounds with pitch varying with the height of the bar being scanned.</text:span></text:p>
      <text:p text:style-name="Heading_20_2">Tree</text:p>
      <text:p text:style-name="Text_20_body"><text:span text:style-name="T1">If a tree object is inputted (binary or nonbinary tree), a diagram with nodes and edges will be drawn in the box. A node will be a simple circle with a letter or number inside, and an edge will be a line. The Y position of a given node will depend on its depth in the tree, i.e. the root node goes at the top and the furthest leaf at the bottom. The X-position, however, will be more tricky </text:span><text:soft-page-break/><text:span text:style-name="T1">to calculate; I’ll want parent nodes balanced above their children (so there aren’t more nodes under one side) and all the nodes relatively evenly distributed so that we don’t waste space on the screen or cram too many into a small space. This isn’t </text:span><text:span text:style-name="T4">technically </text:span><text:span text:style-name="T5">necessary, but will make the diagram more aesthetically pleasing and easier for the user to scan, thereby improving the user experience. </text:span><text:a xlink:type="simple" xlink:href="https://rachel53461.wordpress.com/2014/04/20/algorithm-for-drawing-trees/" text:style-name="Internet_20_link" text:visited-style-name="Visited_20_Internet_20_Link"><text:span text:style-name="Internet_20_link"><text:span text:style-name="T5">This</text:span></text:span></text:a><text:span text:style-name="T5"> article has been especially useful for the tree-drawing process, and I’ll be using an algorithm similar to the one provided in it.</text:span></text:p>
      <text:p text:style-name="Heading_20_2">Graph</text:p>
      <text:p text:style-name="Text_20_body"><text:span text:style-name="T5">Finally, if the input is a graph structure, a graph (in the technical mathematical sense) will be drawn on the canvas. Graph drawing is a surprisingly wide branch of computer science, and the most popular method of formulating a diagram is through a method known as </text:span><text:a xlink:type="simple" xlink:href="https://en.wikipedia.org/wiki/Force-directed_graph_drawing" text:style-name="Internet_20_link" text:visited-style-name="Visited_20_Internet_20_Link"><text:span text:style-name="Internet_20_link"><text:span text:style-name="T5">force directed graph drawing</text:span></text:span></text:a><text:span text:style-name="T5">. Essentially, the system is simulated as if each vertex has forces applied to it that attract or repel connected </text:span><text:span text:style-name="T6">vertices</text:span><text:span text:style-name="T5">. After not too long, there is equilibrium. This technique is used by advanced statistics software, so it might be overkill for the small examples in this project, but it looks fun to program so I’ll implement it.</text:span></text:p>
      <text:p text:style-name="P26">Algorithms</text:p>
      <text:p text:style-name="P31">The algorithms themselves will not be as simple as rewriting pseudocode from the internet. Integral to the design of the site is the ability to start and stop the algorithm at will, and change the speed it runs. JavaScript only has functionality to execute statements at the maximum speed possible, or trigger a function regularly at a set interval. The simplest solution I can think of is to convert the code into a function that will repetitively b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Condensed" svg:font-family="'DejaVu Sans Condensed'"/>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agraph-properties fo:margin-left="1.27cm" fo:margin-right="0cm" fo:text-indent="0cm" style:auto-text-indent="false"/>
    </style:style>
    <style:style style:name="No_20_Spacing" style:display-name="No Spacing" style:family="paragraph">
      <style:paragraph-properties fo:margin-top="0cm" fo:margin-bottom="0cm" style:contextual-spacing="false" fo:line-height="100%"/>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Title" style:family="paragraph" style:parent-style-name="Heading" style:class="chapter">
      <style:paragraph-properties fo:text-align="center" style:justify-single-word="false"/>
      <style:text-properties fo:font-size="28pt" fo:font-weight="bold"/>
    </style:style>
    <style:style style:name="Normal" style:family="paragraph"/>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1" fo:font-family="OpenSymbol" style:font-name-complex="OpenSymbol1" style:font-family-complex="OpenSymbol"/>
    </style:style>
    <style:style style:name="Default_20_Paragraph_20_Font" style:display-name="Default Paragraph Font" style:family="text"/>
    <style:style style:name="Numbering_20_Symbols" style:display-name="Numbering Symbols"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0.4$Linux_X86_64 LibreOffice_project/fa0a9af5681a0acc7909a705f92c1ada8a658552</meta:generator>
    <meta:initial-creator/>
    <meta:creation-date/>
    <meta:editing-cycles>16</meta:editing-cycles>
    <meta:editing-duration>P1DT1H26M55S</meta:editing-duration>
    <dc:date>2021-09-10T11:15:55.945547358</dc:date>
    <meta:document-statistic meta:table-count="2" meta:image-count="0" meta:object-count="0" meta:page-count="5" meta:paragraph-count="91" meta:word-count="1427" meta:character-count="8288" meta:non-whitespace-character-count="6952"/>
  </office:meta>
</office:document-meta>
</file>